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 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etroactiv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16" calcext:value-type="float">
            <text:p>1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02" calcext:value-type="float">
            <text:p>1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31" calcext:value-type="float">
            <text:p>1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37" calcext:value-type="float">
            <text:p>13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72" calcext:value-type="float">
            <text:p>17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03" calcext:value-type="float">
            <text:p>20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15" calcext:value-type="float">
            <text:p>2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28" calcext:value-type="float">
            <text:p>2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60" calcext:value-type="float">
            <text:p>2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86" calcext:value-type="float">
            <text:p>2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64" calcext:value-type="float">
            <text:p>2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78" calcext:value-type="float">
            <text:p>27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85" calcext:value-type="float">
            <text:p>28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42" calcext:value-type="float">
            <text:p>34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372" calcext:value-type="float">
            <text:p>37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341" calcext:value-type="float">
            <text:p>34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49" calcext:value-type="float">
            <text:p>3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425" calcext:value-type="float">
            <text:p>4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94" calcext:value-type="float">
            <text:p>39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447" calcext:value-type="float">
            <text:p>44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412" calcext:value-type="float">
            <text:p>4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508" calcext:value-type="float">
            <text:p>50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30" calcext:value-type="float">
            <text:p>5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533" calcext:value-type="float">
            <text:p>53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26" calcext:value-type="float">
            <text:p>52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558" calcext:value-type="float">
            <text:p>55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43" calcext:value-type="float">
            <text:p>5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589" calcext:value-type="float">
            <text:p>58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74" calcext:value-type="float">
            <text:p>57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651" calcext:value-type="float">
            <text:p>65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18" calcext:value-type="float">
            <text:p>61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687" calcext:value-type="float">
            <text:p>68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84" calcext:value-type="float">
            <text:p>68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701" calcext:value-type="float">
            <text:p>70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724" calcext:value-type="float">
            <text:p>72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758" calcext:value-type="float">
            <text:p>75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760" calcext:value-type="float">
            <text:p>76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814" calcext:value-type="float">
            <text:p>81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833" calcext:value-type="float">
            <text:p>83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874" calcext:value-type="float">
            <text:p>87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893" calcext:value-type="float">
            <text:p>89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886" calcext:value-type="float">
            <text:p>88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890" calcext:value-type="float">
            <text:p>89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980" calcext:value-type="float">
            <text:p>98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016" calcext:value-type="float">
            <text:p>101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111" calcext:value-type="float">
            <text:p>111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066" calcext:value-type="float">
            <text:p>106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98" calcext:value-type="float">
            <text:p>109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090" calcext:value-type="float">
            <text:p>10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39" calcext:value-type="float">
            <text:p>113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165" calcext:value-type="float">
            <text:p>116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176" calcext:value-type="float">
            <text:p>117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208" calcext:value-type="float">
            <text:p>12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233" calcext:value-type="float">
            <text:p>123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280" calcext:value-type="float">
            <text:p>128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343" calcext:value-type="float">
            <text:p>13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319" calcext:value-type="float">
            <text:p>131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365" calcext:value-type="float">
            <text:p>136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394" calcext:value-type="float">
            <text:p>139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463" calcext:value-type="float">
            <text:p>14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477" calcext:value-type="float">
            <text:p>147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515" calcext:value-type="float">
            <text:p>151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537" calcext:value-type="float">
            <text:p>1537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602" calcext:value-type="float">
            <text:p>160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593" calcext:value-type="float">
            <text:p>159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644" calcext:value-type="float">
            <text:p>164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663" calcext:value-type="float">
            <text:p>16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743" calcext:value-type="float">
            <text:p>174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722" calcext:value-type="float">
            <text:p>17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762" calcext:value-type="float">
            <text:p>1762</text:p>
          </table:table-cell>
          <table:table-cell office:value-type="float" office:value="68" calcext:value-type="float">
            <text:p>68</text:p>
          </table:table-cell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Brute</text:p>
          </table:table-cell>
          <table:table-cell office:value-type="string" calcext:value-type="string">
            <text:p>Retroactiv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6" calcext:value-type="float">
            <text:p>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7" calcext:value-type="float">
            <text:p>10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3" calcext:value-type="float">
            <text:p>10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18" calcext:value-type="float">
            <text:p>1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34" calcext:value-type="float">
            <text:p>1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57" calcext:value-type="float">
            <text:p>15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62" calcext:value-type="float">
            <text:p>16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92" calcext:value-type="float">
            <text:p>19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81" calcext:value-type="float">
            <text:p>18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11" calcext:value-type="float">
            <text:p>21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21" calcext:value-type="float">
            <text:p>22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29" calcext:value-type="float">
            <text:p>2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44" calcext:value-type="float">
            <text:p>2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45" calcext:value-type="float">
            <text:p>24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62" calcext:value-type="float">
            <text:p>26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76" calcext:value-type="float">
            <text:p>27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302" calcext:value-type="float">
            <text:p>3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300" calcext:value-type="float">
            <text:p>3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31" calcext:value-type="float">
            <text:p>3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42" calcext:value-type="float">
            <text:p>3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70" calcext:value-type="float">
            <text:p>37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427" calcext:value-type="float">
            <text:p>42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89" calcext:value-type="float">
            <text:p>38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21" calcext:value-type="float">
            <text:p>42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370" calcext:value-type="float">
            <text:p>37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393" calcext:value-type="float">
            <text:p>39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379" calcext:value-type="float">
            <text:p>379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407" calcext:value-type="float">
            <text:p>40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29" calcext:value-type="float">
            <text:p>42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445" calcext:value-type="float">
            <text:p>44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52" calcext:value-type="float">
            <text:p>45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470" calcext:value-type="float">
            <text:p>47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75" calcext:value-type="float">
            <text:p>47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521" calcext:value-type="float">
            <text:p>52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24" calcext:value-type="float">
            <text:p>52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530" calcext:value-type="float">
            <text:p>53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53" calcext:value-type="float">
            <text:p>55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582" calcext:value-type="float">
            <text:p>58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03" calcext:value-type="float">
            <text:p>60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591" calcext:value-type="float">
            <text:p>59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642" calcext:value-type="float">
            <text:p>64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837" calcext:value-type="float">
            <text:p>83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709" calcext:value-type="float">
            <text:p>70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883" calcext:value-type="float">
            <text:p>88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132" calcext:value-type="float">
            <text:p>113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165" calcext:value-type="float">
            <text:p>116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00" calcext:value-type="float">
            <text:p>10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911" calcext:value-type="float">
            <text:p>91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4" calcext:value-type="float">
            <text:p>100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875" calcext:value-type="float">
            <text:p>87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85" calcext:value-type="float">
            <text:p>88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036" calcext:value-type="float">
            <text:p>103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954" calcext:value-type="float">
            <text:p>9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998" calcext:value-type="float">
            <text:p>99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938" calcext:value-type="float">
            <text:p>93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958" calcext:value-type="float">
            <text:p>95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52" calcext:value-type="float">
            <text:p>105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052" calcext:value-type="float">
            <text:p>105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78" calcext:value-type="float">
            <text:p>107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134" calcext:value-type="float">
            <text:p>11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453" calcext:value-type="float">
            <text:p>145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487" calcext:value-type="float">
            <text:p>148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275" calcext:value-type="float">
            <text:p>12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188" calcext:value-type="float">
            <text:p>118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262" calcext:value-type="float">
            <text:p>126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224" calcext:value-type="float">
            <text:p>122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300" calcext:value-type="float">
            <text:p>13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376" calcext:value-type="float">
            <text:p>137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63" calcext:value-type="float">
            <text:p>1463</text:p>
          </table:table-cell>
          <table:table-cell office:value-type="float" office:value="105" calcext:value-type="float">
            <text:p>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03:26:48.7301403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8:47:03.446394341</meta:creation-date>
    <dc:date>2019-05-21T03:29:07.578175190</dc:date>
    <meta:editing-duration>PT5M52S</meta:editing-duration>
    <meta:editing-cycles>2</meta:editing-cycles>
    <meta:generator>LibreOffice/6.0.7.3$Linux_X86_64 LibreOffice_project/00m0$Build-3</meta:generator>
    <meta:document-statistic meta:table-count="2" meta:cell-count="600" meta:object-count="0"/>
  </office:meta>
</office:document-meta>
</file>